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C00000A5C4FF5B7E1.jpg" manifest:media-type="image/jpeg"/>
  <manifest:file-entry manifest:full-path="Pictures/100000000000079C00000BA0D52BE9BB.jpg" manifest:media-type="image/jpeg"/>
  <manifest:file-entry manifest:full-path="Pictures/10000000000007D800000C1040BDDA06.jpg" manifest:media-type="image/jpeg"/>
  <manifest:file-entry manifest:full-path="Pictures/100000000000086C00000CEC98732D61.jpg" manifest:media-type="image/jpeg"/>
  <manifest:file-entry manifest:full-path="Pictures/100000000000082C00000D004DA56E3F.jpg" manifest:media-type="image/jpeg"/>
  <manifest:file-entry manifest:full-path="Pictures/100000000000084800000C30B6F5C108.jpg" manifest:media-type="image/jpeg"/>
  <manifest:file-entry manifest:full-path="Pictures/10000000000008AC00000D4CC47468BB.jpg" manifest:media-type="image/jpeg"/>
  <manifest:file-entry manifest:full-path="Pictures/1000000000000B4F0000013373F58F5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8.796cm" svg:height="28.821cm" svg:x="1.097cm" svg:y="0cm">
          <draw:image xlink:href="Pictures/10000000000008AC00000D4CC47468BB.jpg" xlink:type="simple" xlink:show="embed" xlink:actuate="onLoad" draw:mime-type="image/jpeg">
            <text:p/>
          </draw:image>
        </draw:frame>
      </draw:page>
      <draw:page draw:name="page2" draw:style-name="dp1" draw:master-page-name="master-page9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8.117cm" svg:height="28.821cm" svg:x="1.436cm" svg:y="0cm">
          <draw:image xlink:href="Pictures/100000000000082C00000D004DA56E3F.jpg" xlink:type="simple" xlink:show="embed" xlink:actuate="onLoad" draw:mime-type="image/jpeg">
            <text:p/>
          </draw:image>
        </draw:frame>
      </draw:page>
      <draw:page draw:name="page3" draw:style-name="dp1" draw:master-page-name="master-page12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8.784cm" svg:height="28.821cm" svg:x="1.103cm" svg:y="0cm">
          <draw:image xlink:href="Pictures/100000000000086C00000CEC98732D61.jpg" xlink:type="simple" xlink:show="embed" xlink:actuate="onLoad" draw:mime-type="image/jpeg">
            <text:p/>
          </draw:image>
        </draw:frame>
      </draw:page>
      <draw:page draw:name="page4" draw:style-name="dp1" draw:master-page-name="master-page12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8.741cm" svg:height="28.821cm" svg:x="1.124cm" svg:y="0cm">
          <draw:image xlink:href="Pictures/10000000000007D800000C1040BDDA06.jpg" xlink:type="simple" xlink:show="embed" xlink:actuate="onLoad" draw:mime-type="image/jpeg">
            <text:p/>
          </draw:image>
        </draw:frame>
      </draw:page>
      <draw:page draw:name="page5" draw:style-name="dp1" draw:master-page-name="master-page15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9.583cm" svg:height="28.821cm" svg:x="0.703cm" svg:y="0cm">
          <draw:image xlink:href="Pictures/100000000000084800000C30B6F5C108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8.865cm" svg:height="28.821cm" svg:x="1.062cm" svg:y="0cm">
          <draw:image xlink:href="Pictures/100000000000079C00000BA0D52BE9BB.jpg" xlink:type="simple" xlink:show="embed" xlink:actuate="onLoad" draw:mime-type="image/jpeg">
            <text:p/>
          </draw:image>
        </draw:frame>
      </draw:page>
      <draw:page draw:name="page7" draw:style-name="dp1" draw:master-page-name="master-page15">
        <draw:frame draw:style-name="gr1" draw:text-style-name="P1" draw:layer="layout" svg:width="14.569cm" svg:height="1.516cm" svg:x="5.856cm" svg:y="27.834cm">
          <draw:image xlink:href="Pictures/1000000000000B4F0000013373F58F59.jpg" xlink:type="simple" xlink:show="embed" xlink:actuate="onLoad" draw:mime-type="image/jpeg">
            <text:p/>
          </draw:image>
        </draw:frame>
        <draw:frame draw:style-name="gr1" draw:text-style-name="P1" draw:layer="layout" svg:width="19.431cm" svg:height="28.821cm" svg:x="0.779cm" svg:y="0cm">
          <draw:image xlink:href="Pictures/10000000000006FC00000A5C4FF5B7E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4"/>
    <meta:generator>LibreOffice/24.2.7.2$Linux_X86_64 LibreOffice_project/420$Build-2</meta:generator>
  </office:meta>
</office:document-meta>
</file>